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c5b" officeooo:paragraph-rsid="00090c5b"/>
    </style:style>
    <style:style style:name="P2" style:family="paragraph" style:parent-style-name="Standard">
      <style:text-properties officeooo:rsid="000b0371" officeooo:paragraph-rsid="000b0371"/>
    </style:style>
    <style:style style:name="T1" style:family="text">
      <style:text-properties officeooo:rsid="000b0371"/>
    </style:style>
    <style:style style:name="T2" style:family="text">
      <style:text-properties officeooo:rsid="000c5e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PING 192.168.10.2 (192.168.10.2) 56(84) bytes of data.</text:p>
      <text:p text:style-name="P1">64 bytes from 192.168.10.2: icmp_seq=1 ttl=64 time=0.401 ms</text:p>
      <text:p text:style-name="P1">64 bytes from 192.168.10.2: icmp_seq=2 ttl=64 time=0.509 ms</text:p>
      <text:p text:style-name="P1">64 bytes from 192.168.10.2: icmp_seq=3 ttl=64 time=0.489 ms</text:p>
      <text:p text:style-name="P1">64 bytes from 192.168.10.2: icmp_seq=4 ttl=64 time=0.411 ms</text:p>
      <text:p text:style-name="P1">64 bytes from 192.168.10.2: icmp_seq=5 ttl=64 time=0.476 ms</text:p>
      <text:p text:style-name="P1">64 bytes from 192.168.10.2: icmp_seq=6 ttl=64 time=0.466 ms</text:p>
      <text:p text:style-name="P1">64 bytes from 192.168.10.2: icmp_seq=7 ttl=64 time=0.410 ms</text:p>
      <text:p text:style-name="P1">64 bytes from 192.168.10.2: icmp_seq=8 ttl=64 time=0.484 ms</text:p>
      <text:p text:style-name="P1">64 bytes from 192.168.10.2: icmp_seq=9 ttl=64 time=0.360 ms</text:p>
      <text:p text:style-name="P1">64 bytes from 192.168.10.2: icmp_seq=10 ttl=64 time=0.459 ms</text:p>
      <text:p text:style-name="P1">-- 192.168.10.2 ping statistics ---</text:p>
      <text:p text:style-name="P1">10 packets transmitted, 10 received, 0% packet loss, time 1837ms</text:p>
      <text:p text:style-name="P1">rtt min/avg/max/mdev = 0.360/0.446/0.509/0.045 ms</text:p>
      <text:p text:style-name="P1"/>
      <text:p text:style-name="P1">2.</text:p>
      <text:p text:style-name="P1">PING 192.168.10.1 (192.168.10.1) 56(84) bytes of data.</text:p>
      <text:p text:style-name="P1">64 bytes from 192.168.10.1: icmp_seq=1 ttl=64 time=0.409 ms</text:p>
      <text:p text:style-name="P1">64 bytes from 192.168.10.1: icmp_seq=2 ttl=64 time=0.531 ms</text:p>
      <text:p text:style-name="P1">64 bytes from 192.168.10.1: icmp_seq=3 ttl=64 time=0.522 ms</text:p>
      <text:p text:style-name="P1">64 bytes from 192.168.10.1: icmp_seq=4 ttl=64 time=0.508 ms</text:p>
      <text:p text:style-name="P1">64 bytes from 192.168.10.1: icmp_seq=5 ttl=64 time=0.536 ms</text:p>
      <text:p text:style-name="P1">64 bytes from 192.168.10.1: icmp_seq=6 ttl=64 time=0.539 ms</text:p>
      <text:p text:style-name="P1">64 bytes from 192.168.10.1: icmp_seq=7 ttl=64 time=0.539 ms</text:p>
      <text:p text:style-name="P1">64 bytes from 192.168.10.1: icmp_seq=8 ttl=64 time=0.376 ms</text:p>
      <text:p text:style-name="P1">64 bytes from 192.168.10.1: icmp_seq=9 ttl=64 time=0.515 ms</text:p>
      <text:p text:style-name="P1">64 bytes from 192.168.10.1: icmp_seq=10 ttl=64 time=0.519 ms</text:p>
      <text:p text:style-name="P1">--- 192.168.10.1 ping statistics ---</text:p>
      <text:p text:style-name="P1">10 packets transmitted, 10 received, 0% packet loss, time 1835ms</text:p>
      <text:p text:style-name="P1">rtt min/avg/max/mdev = 0.376/0.499/0.539/0.054 ms</text:p>
      <text:p text:style-name="P1"/>
      <text:p text:style-name="P1"/>
      <text:p text:style-name="P1">3.</text:p>
      <text:p text:style-name="P1">PING 192.168.10.1 (192.168.10.1) 56(84) bytes of data.</text:p>
      <text:p text:style-name="P1">64 bytes from 192.168.10.1: icmp_seq=1 ttl=64 time=0.617 ms</text:p>
      <text:p text:style-name="P1">64 bytes from 192.168.10.1: icmp_seq=2 ttl=64 time=0.321 ms</text:p>
      <text:p text:style-name="P1">64 bytes from 192.168.10.1: icmp_seq=3 ttl=64 time=0.380 ms</text:p>
      <text:p text:style-name="P1">64 bytes from 192.168.10.1: icmp_seq=4 ttl=64 time=0.533 ms</text:p>
      <text:p text:style-name="P1">…</text:p>
      <text:p text:style-name="P1"/>
      <text:p text:style-name="P1">64 bytes from 192.168.10.1: icmp_seq=98 ttl=64 time=0.336 ms</text:p>
      <text:p text:style-name="P1">64 bytes from 192.168.10.1: icmp_seq=99 ttl=64 time=0.344 ms</text:p>
      <text:p text:style-name="P1">64 bytes from 192.168.10.1: icmp_seq=100 ttl=64 time=0.342 ms</text:p>
      <text:p text:style-name="P1">--- 192.168.10.1 ping statistics ---</text:p>
      <text:p text:style-name="P1">100 packets transmitted, 100 received, 0% packet loss, time 99ms</text:p>
      <text:p text:style-name="P1">rtt min/avg/max/mdev = 0.303/0.346/0.617/0.039 ms</text:p>
      <text:p text:style-name="P1"/>
      <text:p text:style-name="P1">the minimum and maximum for this test was a lot higher or lower than previous test which is expected as there more tests therefore you will get a higher range of results.</text:p>
      <text:p text:style-name="P1">However the mean is lower in this test than the previous test <text:span text:style-name="T1">which may be due to the short time interval compared to the previously larger time interval.</text:span></text:p>
      <text:p text:style-name="P1"><text:soft-page-break/></text:p>
      <text:p text:style-name="P1">4.</text:p>
      <text:p text:style-name="P1">--- 192.168.10.1 ping statistics ---</text:p>
      <text:p text:style-name="P1">10000 packets transmitted, 10000 received, 0% packet loss, time 3361ms</text:p>
      <text:p text:style-name="P1">rtt min/avg/max/mdev = 0.170/0.292/0.655/0.016 ms, ipg/ewma 0.336/0.287 ms</text:p>
      <text:p text:style-name="P1"/>
      <text:p text:style-name="P2">5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9:58.333909422</meta:creation-date>
    <dc:date>2023-05-22T16:59:41.442213079</dc:date>
    <meta:editing-duration>PT58M12S</meta:editing-duration>
    <meta:editing-cycles>1</meta:editing-cycles>
    <meta:document-statistic meta:table-count="0" meta:image-count="0" meta:object-count="0" meta:page-count="2" meta:paragraph-count="50" meta:word-count="386" meta:character-count="2722" meta:non-whitespace-character-count="2386"/>
    <meta:generator>LibreOffice/7.3.7.2$Linux_X86_64 LibreOffice_project/30$Build-2</meta:generator>
  </office:meta>
</office:document-meta>
</file>